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Pictures/10000000000001DE00000207FD65454942DACC41.jpg" manifest:media-type="image/jpeg"/>
  <manifest:file-entry manifest:full-path="Pictures/10000000000001E0000001D8DA93657AD34BD01E.jpg" manifest:media-type="image/jpeg"/>
  <manifest:file-entry manifest:full-path="Pictures/100000000000018C000001C8ED812204520EA4D2.jpg" manifest:media-type="image/jpeg"/>
  <manifest:file-entry manifest:full-path="Pictures/10000000000002410000011F49FE77811FF25ECE.jpg" manifest:media-type="image/jpeg"/>
  <manifest:file-entry manifest:full-path="Pictures/10000000000002090000011AA1250759DAC20A71.jpg" manifest:media-type="image/jpeg"/>
  <manifest:file-entry manifest:full-path="Pictures/100000000000013D000001F0CA209C15001CCF32.jpg" manifest:media-type="image/jpeg"/>
  <manifest:file-entry manifest:full-path="Pictures/10000000000000850000021BE6FF6A35AF0FD890.jpg" manifest:media-type="image/jpeg"/>
  <manifest:file-entry manifest:full-path="Pictures/10000000000000A700000234B03FDFCEC41556CA.jpg" manifest:media-type="image/jpeg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316cm" fo:min-width="0.066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.2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0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1" fo:font-size="14pt" style:font-name-asian="Liberation Sans1" style:font-size-asian="14pt" style:font-name-complex="Liberation 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327cm" svg:height="3.644cm" svg:x="10.873cm" svg:y="3.556cm">
          <draw:image xlink:href="Pictures/10000000000002410000011F49FE77811FF25ECE.jpg" xlink:type="simple" xlink:show="embed" xlink:actuate="onLoad">
            <text:p/>
          </draw:image>
        </draw:frame>
        <draw:frame draw:style-name="gr1" draw:text-style-name="P1" draw:layer="layout" svg:width="6.616cm" svg:height="3.58cm" svg:x="3.584cm" svg:y="3.8cm">
          <draw:image xlink:href="Pictures/10000000000002090000011AA1250759DAC20A71.jpg" xlink:type="simple" xlink:show="embed" xlink:actuate="onLoad">
            <text:p/>
          </draw:image>
        </draw:frame>
        <draw:frame draw:style-name="gr1" draw:text-style-name="P1" draw:layer="layout" svg:width="1.688cm" svg:height="6.844cm" svg:x="19.4cm" svg:y="2cm">
          <draw:image xlink:href="Pictures/10000000000000850000021BE6FF6A35AF0FD890.jpg" xlink:type="simple" xlink:show="embed" xlink:actuate="onLoad">
            <text:p/>
          </draw:image>
        </draw:frame>
        <draw:frame draw:style-name="gr1" draw:text-style-name="P1" draw:layer="layout" svg:width="2.12cm" svg:height="7.162cm" svg:x="22.28cm" svg:y="2.038cm">
          <draw:image xlink:href="Pictures/10000000000000A700000234B03FDFCEC41556CA.jpg" xlink:type="simple" xlink:show="embed" xlink:actuate="onLoad">
            <text:p/>
          </draw:image>
        </draw:frame>
        <draw:frame draw:style-name="gr1" draw:text-style-name="P1" draw:layer="layout" svg:width="6.095cm" svg:height="5.993cm" svg:x="3cm" svg:y="10.607cm">
          <draw:image xlink:href="Pictures/10000000000001E0000001D8DA93657AD34BD01E.jpg" xlink:type="simple" xlink:show="embed" xlink:actuate="onLoad">
            <text:p/>
          </draw:image>
        </draw:frame>
        <draw:frame draw:style-name="gr1" draw:text-style-name="P1" draw:layer="layout" svg:width="6.07cm" svg:height="6.59cm" svg:x="9.4cm" svg:y="10.8cm">
          <draw:image xlink:href="Pictures/10000000000001DE00000207FD65454942DACC41.jpg" xlink:type="simple" xlink:show="embed" xlink:actuate="onLoad">
            <text:p/>
          </draw:image>
        </draw:frame>
        <draw:frame draw:style-name="gr1" draw:text-style-name="P1" draw:layer="layout" svg:width="5.028cm" svg:height="5.79cm" svg:x="15.8cm" svg:y="10.81cm">
          <draw:image xlink:href="Pictures/100000000000018C000001C8ED812204520EA4D2.jpg" xlink:type="simple" xlink:show="embed" xlink:actuate="onLoad">
            <text:p/>
          </draw:image>
        </draw:frame>
        <draw:custom-shape draw:style-name="gr2" draw:text-style-name="P2" draw:layer="layout" svg:width="0.6cm" svg:height="0.6cm" svg:x="5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3.8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8cm" svg:x="5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1.4cm" svg:y="13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2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3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707cm" svg:height="0.615cm" svg:x="13.4cm" svg:y="13.18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" draw:text-style-name="P2" draw:layer="layout" svg:width="0.6cm" svg:height="0.6cm" svg:x="17.623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0.6cm" svg:x="18.8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707cm" svg:height="0.615cm" svg:x="17.4cm" svg:y="14.38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3" draw:layer="layout" svg:width="0.706cm" svg:height="0.615cm" svg:x="19cm" svg:y="13.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3" draw:layer="layout" svg:width="0.706cm" svg:height="0.615cm" svg:x="3.694cm" svg:y="13.18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3" draw:layer="layout" svg:width="0.706cm" svg:height="0.615cm" svg:x="11.294cm" svg:y="1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3" draw:layer="layout" svg:width="0.707cm" svg:height="0.615cm" svg:x="5.8cm" svg:y="13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3" draw:layer="layout" svg:width="0.918cm" svg:height="0.542cm" svg:x="3.682cm" svg:y="15.85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4" draw:layer="layout" svg:width="1.065cm" svg:height="1.6cm" svg:x="3.535cm" svg:y="1.8cm">
          <draw:text-box>
            <text:p>a)</text:p>
          </draw:text-box>
        </draw:frame>
        <draw:frame draw:style-name="gr7" draw:text-style-name="P4" draw:layer="layout" svg:width="1.065cm" svg:height="0.954cm" svg:x="21.135cm" svg:y="1.8cm">
          <draw:text-box>
            <text:p>d)</text:p>
          </draw:text-box>
        </draw:frame>
        <draw:frame draw:style-name="gr6" draw:text-style-name="P4" draw:layer="layout" svg:width="1.065cm" svg:height="1.6cm" svg:x="18cm" svg:y="1.8cm">
          <draw:text-box>
            <text:p>c)</text:p>
          </draw:text-box>
        </draw:frame>
        <draw:frame draw:style-name="gr8" draw:text-style-name="P4" draw:layer="layout" svg:width="1.065cm" svg:height="0.954cm" svg:x="11.2cm" svg:y="1.846cm">
          <draw:text-box>
            <text:p>b)</text:p>
          </draw:text-box>
        </draw:frame>
        <draw:frame draw:style-name="gr6" draw:text-style-name="P4" draw:layer="layout" svg:width="1.065cm" svg:height="1.6cm" svg:x="3.4cm" svg:y="9.4cm">
          <draw:text-box>
            <text:p>a)</text:p>
          </draw:text-box>
        </draw:frame>
        <draw:frame draw:style-name="gr8" draw:text-style-name="P4" draw:layer="layout" svg:width="1.065cm" svg:height="0.954cm" svg:x="9.735cm" svg:y="9.446cm">
          <draw:text-box>
            <text:p>b)</text:p>
          </draw:text-box>
        </draw:frame>
        <draw:frame draw:style-name="gr6" draw:text-style-name="P4" draw:layer="layout" svg:width="1.065cm" svg:height="1.6cm" svg:x="16.2cm" svg:y="9.4cm">
          <draw:text-box>
            <text:p>c)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0" draw:text-style-name="P1" draw:layer="layout" svg:x1="5.882cm" svg:y1="6.8cm" svg:x2="3.882cm" svg:y2="3.8cm">
          <text:p/>
        </draw:line>
        <draw:line draw:style-name="gr10" draw:text-style-name="P1" draw:layer="layout" svg:x1="3.882cm" svg:y1="3.8cm" svg:x2="5.882cm" svg:y2="2.8cm">
          <text:p/>
        </draw:line>
        <draw:line draw:style-name="gr10" draw:text-style-name="P1" draw:layer="layout" svg:x1="5.882cm" svg:y1="2.8cm" svg:x2="5.882cm" svg:y2="6.8cm">
          <text:p/>
        </draw:line>
        <draw:frame draw:style-name="gr4" draw:text-style-name="P3" draw:layer="layout" svg:width="0.918cm" svg:height="0.542cm" svg:x="6.282cm" svg:y="4.45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text-style-name="P7" draw:layer="layout" svg:width="1.251cm" svg:height="0.798cm" svg:x="4.831cm" svg:y="3.202cm">
          <draw:text-box>
            <text:p text:style-name="P6"><text:span text:style-name="T1">6</text:span><text:span text:style-name="T1">0</text:span><text:span text:style-name="T2">°</text:span></text:p>
          </draw:text-box>
        </draw:frame>
        <draw:frame draw:style-name="gr4" draw:text-style-name="P3" draw:layer="layout" svg:width="2.637cm" svg:height="0.595cm" svg:x="2.045cm" svg:y="5.25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3" draw:layer="layout" svg:width="2.565cm" svg:height="0.595cm" svg:x="2.682cm" svg:y="2.40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0" draw:text-style-name="P1" draw:layer="layout" svg:x1="12.282cm" svg:y1="7.8cm" svg:x2="10.282cm" svg:y2="4.8cm">
          <text:p/>
        </draw:line>
        <draw:line draw:style-name="gr10" draw:text-style-name="P1" draw:layer="layout" svg:x1="10.282cm" svg:y1="4.8cm" svg:x2="12.282cm" svg:y2="1.8cm">
          <text:p/>
        </draw:line>
        <draw:line draw:style-name="gr10" draw:text-style-name="P1" draw:layer="layout" svg:x1="12.282cm" svg:y1="1.8cm" svg:x2="12.282cm" svg:y2="7.8cm">
          <text:p/>
        </draw:line>
        <draw:frame draw:style-name="gr4" draw:text-style-name="P3" draw:layer="layout" svg:width="0.918cm" svg:height="0.542cm" svg:x="12.882cm" svg:y="4.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3" draw:layer="layout" svg:width="2.882cm" svg:height="0.595cm" svg:x="8.2cm" svg:y="6.40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3" draw:layer="layout" svg:width="2.882cm" svg:height="0.595cm" svg:x="8.2cm" svg:y="2.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2" draw:text-style-name="P1" draw:layer="layout" svg:x1="10.282cm" svg:y1="4.8cm" svg:x2="12.282cm" svg:y2="4.8cm">
          <text:p/>
        </draw:line>
        <draw:frame draw:style-name="gr4" draw:text-style-name="P3" draw:layer="layout" svg:width="0.906cm" svg:height="0.542cm" svg:x="12.364cm" svg:y="5.65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1" draw:text-style-name="P7" draw:layer="layout" svg:width="1.251cm" svg:height="0.798cm" svg:x="10.431cm" svg:y="4.8cm">
          <draw:text-box>
            <text:p text:style-name="P6"><text:span text:style-name="T1">6</text:span><text:span text:style-name="T1">0</text:span><text:span text:style-name="T2">°</text:span></text:p>
          </draw:text-box>
        </draw:frame>
        <draw:line draw:style-name="gr10" draw:text-style-name="P1" draw:layer="layout" svg:x1="15.244cm" svg:y1="6.8cm" svg:x2="18.444cm" svg:y2="1.6cm">
          <text:p/>
        </draw:line>
        <draw:line draw:style-name="gr10" draw:text-style-name="P1" draw:layer="layout" svg:x1="18.444cm" svg:y1="5cm" svg:x2="15.244cm" svg:y2="6.8cm">
          <text:p/>
        </draw:line>
        <draw:line draw:style-name="gr10" draw:text-style-name="P1" draw:layer="layout" svg:x1="18.444cm" svg:y1="1.6cm" svg:x2="18.444cm" svg:y2="5cm">
          <text:p/>
        </draw:line>
        <draw:frame draw:style-name="gr4" draw:text-style-name="P3" draw:layer="layout" svg:width="1.163cm" svg:height="0.542cm" svg:x="15.444cm" svg:y="3.6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2" draw:text-style-name="P1" draw:layer="layout" svg:x1="15.444cm" svg:y1="6.8cm" svg:x2="18.444cm" svg:y2="6.8cm">
          <text:p/>
        </draw:line>
        <draw:line draw:style-name="gr12" draw:text-style-name="P1" draw:layer="layout" svg:x1="18.444cm" svg:y1="5cm" svg:x2="18.444cm" svg:y2="6.8cm">
          <text:p/>
        </draw:line>
        <draw:frame draw:style-name="gr11" draw:text-style-name="P7" draw:layer="layout" svg:width="1.251cm" svg:height="0.798cm" svg:x="17.444cm" svg:y="2.602cm">
          <draw:text-box>
            <text:p text:style-name="P6"><text:span text:style-name="T1">3</text:span><text:span text:style-name="T1">0</text:span><text:span text:style-name="T2">°</text:span></text:p>
          </draw:text-box>
        </draw:frame>
        <draw:frame draw:style-name="gr11" draw:text-style-name="P7" draw:layer="layout" svg:width="1.251cm" svg:height="0.798cm" svg:x="16.044cm" svg:y="6.002cm">
          <draw:text-box>
            <text:p text:style-name="P6"><text:span text:style-name="T1">30</text:span><text:span text:style-name="T2">°</text:span></text:p>
          </draw:text-box>
        </draw:frame>
        <draw:frame draw:style-name="gr4" draw:text-style-name="P3" draw:layer="layout" svg:width="4.238cm" svg:height="0.595cm" svg:x="19.362cm" svg:y="4.20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3" draw:layer="layout" svg:width="4.26cm" svg:height="0.595cm" svg:x="14.805cm" svg:y="7.405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3" draw:layer="layout" svg:width="4.248cm" svg:height="0.595cm" svg:x="18.606cm" svg:y="5.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text-style-name="P3" draw:layer="layout" svg:width="3.91cm" svg:height="0.542cm" svg:x="18.596cm" svg:y="2.805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3" draw:layer="layout" svg:width="4.525cm" svg:height="0.595cm" svg:x="16.8cm" svg:y="11.4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3" draw:layer="layout" svg:width="6.263cm" svg:height="1.262cm" svg:x="16.2cm" svg:y="12.205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1" draw:text-style-name="P7" draw:layer="layout" svg:width="1.251cm" svg:height="0.798cm" svg:x="15.793cm" svg:y="5.402cm">
          <draw:text-box>
            <text:p text:style-name="P6"><text:span text:style-name="T1">30</text:span><text:span text:style-name="T2">°</text:span></text:p>
          </draw:text-box>
        </draw:frame>
        <draw:frame draw:style-name="gr11" draw:text-style-name="P7" draw:layer="layout" svg:width="1.527cm" svg:height="0.798cm" svg:x="17.044cm" svg:y="4.4cm">
          <draw:text-box>
            <text:p text:style-name="P6"><text:span text:style-name="T1">120</text:span><text:span text:style-name="T2">°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4.025cm" svg:height="6.298cm" svg:x="10.375cm" svg:y="3.502cm">
          <draw:image xlink:href="Pictures/100000000000013D000001F0CA209C15001CCF32.jpg" xlink:type="simple" xlink:show="embed" xlink:actuate="onLoad">
            <text:p/>
          </draw:image>
        </draw:frame>
        <draw:custom-shape draw:style-name="gr2" draw:text-style-name="P2" draw:layer="layout" svg:width="0.6cm" svg:height="0.6cm" svg:x="10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2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707cm" svg:height="0.615cm" svg:x="10.375cm" svg:y="4.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3" draw:layer="layout" svg:width="0.706cm" svg:height="0.615cm" svg:x="12.093cm" svg:y="4.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4" draw:layer="layout" svg:width="1.065cm" svg:height="0.954cm" svg:x="10.2cm" svg:y="2.246cm">
          <draw:text-box>
            <text:p>d)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8T21:55:54.054929691</meta:creation-date>
    <dc:date>2017-09-19T21:12:17.906941310</dc:date>
    <meta:editing-duration>PT9H22M15S</meta:editing-duration>
    <meta:editing-cycles>12</meta:editing-cycles>
    <meta:generator>LibreOffice/5.4.0.3$Linux_X86_64 LibreOffice_project/40m0$Build-3</meta:generator>
    <meta:document-statistic meta:object-count="94"/>
  </office:meta>
</office:document-meta>
</file>

<file path=Object 1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10/content.xml><?xml version="1.0" encoding="utf-8"?>
<math xmlns="http://www.w3.org/1998/Math/MathML" display="block">
  <semantics>
    <mrow>
      <mn>8</mn>
      <mi>N</mi>
    </mrow>
    <annotation encoding="StarMath 5.0">8N</annotation>
  </semantics>
</math>
</file>

<file path=Object 11/content.xml><?xml version="1.0" encoding="utf-8"?>
<math xmlns="http://www.w3.org/1998/Math/MathML" display="block">
  <semantics>
    <mrow>
      <mn>8</mn>
      <mrow>
        <mi>N</mi>
        <mo stretchy="false">⋅</mo>
        <mi>cos</mi>
      </mrow>
      <mrow>
        <mo fence="true" stretchy="false">(</mo>
        <mrow>
          <mn>60</mn>
        </mrow>
        <mo fence="true" stretchy="false">)</mo>
      </mrow>
    </mrow>
    <annotation encoding="StarMath 5.0">8N cdot cos( 60 )</annotation>
  </semantics>
</math>
</file>

<file path=Object 12/content.xml><?xml version="1.0" encoding="utf-8"?>
<math xmlns="http://www.w3.org/1998/Math/MathML" display="block">
  <semantics>
    <mrow>
      <mn>8</mn>
      <mrow>
        <mi>N</mi>
        <mo stretchy="false">⋅</mo>
        <mi>sin</mi>
      </mrow>
      <mrow>
        <mo fence="true" stretchy="false">(</mo>
        <mrow>
          <mn>60</mn>
        </mrow>
        <mo fence="true" stretchy="false">)</mo>
      </mrow>
    </mrow>
    <annotation encoding="StarMath 5.0">8N cdot sin( 60 )</annotation>
  </semantics>
</math>
</file>

<file path=Object 13/content.xml><?xml version="1.0" encoding="utf-8"?>
<math xmlns="http://www.w3.org/1998/Math/MathML" display="block">
  <semantics>
    <mrow>
      <mn>6</mn>
      <mi>N</mi>
    </mrow>
    <annotation encoding="StarMath 5.0">6N</annotation>
  </semantics>
</math>
</file>

<file path=Object 14/content.xml><?xml version="1.0" encoding="utf-8"?>
<math xmlns="http://www.w3.org/1998/Math/MathML" display="block">
  <semantics>
    <mrow>
      <mn>3</mn>
      <mrow>
        <mi>N</mi>
        <mo stretchy="false">÷</mo>
        <mi>cos</mi>
      </mrow>
      <mrow>
        <mo fence="true" stretchy="false">(</mo>
        <mrow>
          <mn>60</mn>
        </mrow>
        <mo fence="true" stretchy="false">)</mo>
      </mrow>
    </mrow>
    <annotation encoding="StarMath 5.0">3N div cos( 60 )</annotation>
  </semantics>
</math>
</file>

<file path=Object 15/content.xml><?xml version="1.0" encoding="utf-8"?>
<math xmlns="http://www.w3.org/1998/Math/MathML" display="block">
  <semantics>
    <mrow>
      <mn>3</mn>
      <mrow>
        <mi>N</mi>
        <mo stretchy="false">÷</mo>
        <mi>cos</mi>
      </mrow>
      <mrow>
        <mo fence="true" stretchy="false">(</mo>
        <mrow>
          <mn>60</mn>
        </mrow>
        <mo fence="true" stretchy="false">)</mo>
      </mrow>
    </mrow>
    <annotation encoding="StarMath 5.0">3N div cos( 60 )</annotation>
  </semantics>
</math>
</file>

<file path=Object 16/content.xml><?xml version="1.0" encoding="utf-8"?>
<math xmlns="http://www.w3.org/1998/Math/MathML" display="block">
  <semantics>
    <mrow>
      <mn>3</mn>
      <mi>N</mi>
    </mrow>
    <annotation encoding="StarMath 5.0">3N</annotation>
  </semantics>
</math>
</file>

<file path=Object 17/content.xml><?xml version="1.0" encoding="utf-8"?>
<math xmlns="http://www.w3.org/1998/Math/MathML" display="block">
  <semantics>
    <mrow>
      <mn>80</mn>
      <mi>N</mi>
    </mrow>
    <annotation encoding="StarMath 5.0">80N</annotation>
  </semantics>
</math>
</file>

<file path=Object 18/content.xml><?xml version="1.0" encoding="utf-8"?>
<math xmlns="http://www.w3.org/1998/Math/MathML" display="block">
  <semantics>
    <mrow>
      <mn>80</mn>
      <mrow>
        <mi>N</mi>
        <mo stretchy="false">⋅</mo>
        <mi>cos</mi>
      </mrow>
      <mrow>
        <mrow>
          <mo fence="true" stretchy="false">(</mo>
          <mrow>
            <mn>60</mn>
          </mrow>
          <mo fence="true" stretchy="false">)</mo>
        </mrow>
        <mo stretchy="false">=</mo>
        <mn>69</mn>
      </mrow>
      <mi>N</mi>
    </mrow>
    <annotation encoding="StarMath 5.0">80N cdot cos( 60 ) = 69N</annotation>
  </semantics>
</math>
</file>

<file path=Object 19/content.xml><?xml version="1.0" encoding="utf-8"?>
<math xmlns="http://www.w3.org/1998/Math/MathML" display="block">
  <semantics>
    <mrow>
      <mn>80</mn>
      <mrow>
        <mi>N</mi>
        <mo stretchy="false">⋅</mo>
        <mi>cos</mi>
      </mrow>
      <mrow>
        <mrow>
          <mo fence="true" stretchy="false">(</mo>
          <mrow>
            <mn>30</mn>
          </mrow>
          <mo fence="true" stretchy="false">)</mo>
        </mrow>
        <mo stretchy="false">=</mo>
        <mn>40</mn>
      </mrow>
      <mi>N</mi>
    </mrow>
    <annotation encoding="StarMath 5.0">80N cdot cos( 30 ) = 40N</annotation>
  </semantics>
</math>
</file>

<file path=Object 2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20/content.xml><?xml version="1.0" encoding="utf-8"?>
<math xmlns="http://www.w3.org/1998/Math/MathML" display="block">
  <semantics>
    <mrow>
      <mn>46</mn>
      <mrow>
        <mi>N</mi>
        <mo stretchy="false">⋅</mo>
        <mi>cos</mi>
      </mrow>
      <mrow>
        <mrow>
          <mo fence="true" stretchy="false">(</mo>
          <mrow>
            <mn>30</mn>
          </mrow>
          <mo fence="true" stretchy="false">)</mo>
        </mrow>
        <mo stretchy="false">=</mo>
        <mn>23</mn>
      </mrow>
      <mi>N</mi>
    </mrow>
    <annotation encoding="StarMath 5.0">46N cdot cos( 30 ) = 23N</annotation>
  </semantics>
</math>
</file>

<file path=Object 21/content.xml><?xml version="1.0" encoding="utf-8"?>
<math xmlns="http://www.w3.org/1998/Math/MathML" display="block">
  <semantics>
    <mrow>
      <mn>69</mn>
      <mrow>
        <mi>N</mi>
        <mo stretchy="false">−</mo>
        <mn>23</mn>
      </mrow>
      <mrow>
        <mi>N</mi>
        <mo stretchy="false">=</mo>
        <mn>46</mn>
      </mrow>
      <mi>N</mi>
    </mrow>
    <annotation encoding="StarMath 5.0">69N - 23N = 46N</annotation>
  </semantics>
</math>
</file>

<file path=Object 22/content.xml><?xml version="1.0" encoding="utf-8"?>
<math xmlns="http://www.w3.org/1998/Math/MathML" display="block">
  <semantics>
    <mrow>
      <mn>40</mn>
      <mrow>
        <mi>N</mi>
        <mo stretchy="false">÷</mo>
        <mi>cos</mi>
      </mrow>
      <mrow>
        <mrow>
          <mo fence="true" stretchy="false">(</mo>
          <mrow>
            <mn>60</mn>
          </mrow>
          <mo fence="true" stretchy="false">)</mo>
        </mrow>
        <mo stretchy="false">=</mo>
        <mn>46</mn>
      </mrow>
      <mi>N</mi>
    </mrow>
    <annotation encoding="StarMath 5.0">40N div cos( 60 ) = 46N</annotation>
  </semantics>
</math>
</file>

<file path=Object 23/content.xml><?xml version="1.0" encoding="utf-8"?>
<math xmlns="http://www.w3.org/1998/Math/MathML" display="block">
  <semantics>
    <mrow>
      <mrow>
        <msub>
          <mi>F</mi>
          <mn>2</mn>
        </msub>
        <mo stretchy="false">=</mo>
        <mn>80</mn>
      </mrow>
      <mi>N</mi>
      <mrow>
        <mfrac>
          <mrow>
            <mi>sin</mi>
            <mrow>
              <mo fence="true" stretchy="false">(</mo>
              <mrow>
                <mn>30</mn>
              </mrow>
              <mo fence="true" stretchy="false">)</mo>
            </mrow>
          </mrow>
          <mrow>
            <mi>sin</mi>
            <mrow>
              <mo fence="true" stretchy="false">(</mo>
              <mrow>
                <mn>120</mn>
              </mrow>
              <mo fence="true" stretchy="false">)</mo>
            </mrow>
          </mrow>
        </mfrac>
        <mo stretchy="false">=</mo>
        <mn>46</mn>
      </mrow>
      <mrow>
        <mi>N</mi>
        <mo stretchy="false">=</mo>
        <msub>
          <mi>F</mi>
          <mn>3</mn>
        </msub>
      </mrow>
    </mrow>
    <annotation encoding="StarMath 5.0">F_2 = 80N {sin(30)} over {sin(120)} = 46N = F_3</annotation>
  </semantics>
</math>
</file>

<file path=Object 3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4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5/content.xml><?xml version="1.0" encoding="utf-8"?>
<math xmlns="http://www.w3.org/1998/Math/MathML" display="block">
  <semantics>
    <msub>
      <mi>F</mi>
      <mn>2</mn>
    </msub>
    <annotation encoding="StarMath 5.0">F_2</annotation>
  </semantics>
</math>
</file>

<file path=Object 6/content.xml><?xml version="1.0" encoding="utf-8"?>
<math xmlns="http://www.w3.org/1998/Math/MathML" display="block">
  <semantics>
    <msub>
      <mi>F</mi>
      <mn>2</mn>
    </msub>
    <annotation encoding="StarMath 5.0">F_2</annotation>
  </semantics>
</math>
</file>

<file path=Object 7/content.xml><?xml version="1.0" encoding="utf-8"?>
<math xmlns="http://www.w3.org/1998/Math/MathML" display="block">
  <semantics>
    <msub>
      <mi>F</mi>
      <mn>2</mn>
    </msub>
    <annotation encoding="StarMath 5.0">F_2</annotation>
  </semantics>
</math>
</file>

<file path=Object 8/content.xml><?xml version="1.0" encoding="utf-8"?>
<math xmlns="http://www.w3.org/1998/Math/MathML" display="block">
  <semantics>
    <msub>
      <mi>F</mi>
      <mn>2</mn>
    </msub>
    <annotation encoding="StarMath 5.0">F_2</annotation>
  </semantics>
</math>
</file>

<file path=Object 9/content.xml><?xml version="1.0" encoding="utf-8"?>
<math xmlns="http://www.w3.org/1998/Math/MathML" display="block">
  <semantics>
    <mrow>
      <mn>8</mn>
      <mi>N</mi>
    </mrow>
    <annotation encoding="StarMath 5.0">8N</annotation>
  </semantics>
</math>
</file>